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Arial3" svg:font-family="Arial" style:font-adornments="Обычный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0.398cm" fo:margin-left="0cm" fo:margin-right="6.602cm" table:align="margins"/>
    </style:style>
    <style:style style:name="Таблица2.A" style:family="table-column">
      <style:table-column-properties style:column-width="3.651cm" style:rel-column-width="23012*"/>
    </style:style>
    <style:style style:name="Таблица2.B" style:family="table-column">
      <style:table-column-properties style:column-width="6.747cm" style:rel-column-width="4252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5.054cm" fo:margin-left="1.836cm" fo:margin-right="10.111cm" table:align="margins"/>
    </style:style>
    <style:style style:name="Таблица1.A" style:family="table-column">
      <style:table-column-properties style:column-width="2.461cm" style:rel-column-width="31909*"/>
    </style:style>
    <style:style style:name="Таблица1.B" style:family="table-column">
      <style:table-column-properties style:column-width="2.593cm" style:rel-column-width="3362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3pt" fo:language="ru" fo:country="RU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Liberation Serif" fo:font-size="11pt" fo:language="ru" fo:country="RU" style:font-size-asian="11pt" style:font-size-complex="11pt"/>
    </style:style>
    <style:style style:name="P3" style:family="paragraph" style:parent-style-name="Standard" style:list-style-name="L2">
      <style:text-properties style:font-name="Liberation Serif" fo:font-size="11pt" fo:language="ru" fo:country="RU" style:font-size-asian="11pt" style:font-size-complex="11pt"/>
    </style:style>
    <style:style style:name="P4" style:family="paragraph" style:parent-style-name="Standard" style:list-style-name="L3">
      <style:text-properties style:font-name="Liberation Serif" fo:font-size="11pt" fo:language="ru" fo:country="RU" style:font-size-asian="11pt" style:font-size-complex="11pt"/>
    </style:style>
    <style:style style:name="P5" style:family="paragraph" style:parent-style-name="Standard" style:list-style-name="L4">
      <style:text-properties style:font-name="Liberation Serif" fo:font-size="11pt" fo:language="ru" fo:country="RU" style:font-size-asian="11pt" style:font-size-complex="11pt"/>
    </style:style>
    <style:style style:name="P6" style:family="paragraph" style:parent-style-name="Standard">
      <style:text-properties style:font-name="Liberation Serif" fo:font-size="11pt" fo:language="ru" fo:country="RU" fo:font-weight="bold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Liberation Serif" fo:font-size="11pt" fo:language="ru" fo:country="RU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Standard" style:list-style-name="L4">
      <style:text-properties style:font-name="Liberation Serif" fo:font-size="11pt" fo:language="ru" fo:country="RU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Liberation Serif" fo:font-size="11pt" fo:language="ru" fo:country="RU" style:text-underline-style="solid" style:text-underline-width="auto" style:text-underline-color="font-color" style:font-size-asian="11pt" style:font-size-complex="11pt"/>
    </style:style>
    <style:style style:name="P10" style:family="paragraph" style:parent-style-name="Standard" style:list-style-name="L3">
      <style:text-properties style:font-name="Liberation Serif" fo:font-size="11pt" fo:language="ru" fo:country="RU" style:text-underline-style="solid" style:text-underline-width="auto" style:text-underline-color="font-color" style:font-size-asian="11pt" style:font-size-complex="11pt"/>
    </style:style>
    <style:style style:name="P11" style:family="paragraph" style:parent-style-name="Standard">
      <style:text-properties style:font-name="Liberation Serif" fo:font-size="11pt" fo:language="ru" fo:country="RU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P12" style:family="paragraph" style:parent-style-name="Standard" style:list-style-name="L4">
      <style:text-properties style:font-name="Liberation Serif" fo:font-size="11pt" fo:language="ru" fo:country="RU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P13" style:family="paragraph" style:parent-style-name="Standard" style:list-style-name="L3">
      <style:text-properties style:font-name="Liberation Serif" fo:font-size="11pt" fo:language="ru" fo:country="RU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 style:list-style-name="L4">
      <style:text-properties style:font-name="Liberation Serif" fo:font-size="11pt" fo:language="ru" fo:country="RU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>
      <style:text-properties style:font-name="Liberation Serif" fo:font-size="11pt" fo:language="ru" fo:country="RU" fo:font-style="italic" style:text-underline-style="none" style:font-size-asian="11pt" style:font-style-asian="italic" style:font-size-complex="11pt" style:font-style-complex="italic"/>
    </style:style>
    <style:style style:name="P16" style:family="paragraph" style:parent-style-name="Standard">
      <style:text-properties style:font-name="Liberation Serif" fo:font-size="11pt" fo:language="ru" fo:country="RU" style:text-underline-style="none" style:font-size-asian="11pt" style:font-size-complex="11pt"/>
    </style:style>
    <style:style style:name="P17" style:family="paragraph" style:parent-style-name="Standard" style:list-style-name="L4">
      <style:text-properties style:font-name="Liberation Serif" fo:font-size="11pt" fo:language="ru" fo:country="RU" style:text-underline-style="none" style:font-size-asian="11pt" style:font-size-complex="11pt"/>
    </style:style>
    <style:style style:name="P18" style:family="paragraph" style:parent-style-name="Standard">
      <style:text-properties style:font-name="Liberation Serif" fo:font-size="11pt" style:font-size-asian="11pt" style:font-size-complex="11pt"/>
    </style:style>
    <style:style style:name="P19" style:family="paragraph" style:parent-style-name="Standard" style:list-style-name="L1">
      <style:text-properties style:font-name="Liberation Serif" fo:font-size="11pt" style:font-size-asian="11pt" style:font-size-complex="11pt"/>
    </style:style>
    <style:style style:name="P20" style:family="paragraph" style:parent-style-name="Standard" style:list-style-name="L2">
      <style:text-properties style:font-name="Liberation Serif" fo:font-size="11pt" style:font-size-asian="11pt" style:font-size-complex="11pt"/>
    </style:style>
    <style:style style:name="P21" style:family="paragraph" style:parent-style-name="Standard" style:list-style-name="L2">
      <style:text-properties style:font-name="Liberation Serif" fo:font-size="11pt" fo:language="en" fo:country="US" style:font-size-asian="11pt" style:font-size-complex="11pt"/>
    </style:style>
    <style:style style:name="P22" style:family="paragraph" style:parent-style-name="Standard">
      <style:text-properties style:font-name="Liberation Serif" fo:font-size="12pt" fo:language="ru" fo:country="RU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Liberation Serif" fo:font-size="11pt" style:font-size-asian="11pt" style:font-size-complex="11pt"/>
    </style:style>
    <style:style style:name="P24" style:family="paragraph" style:parent-style-name="Table_20_Contents">
      <style:text-properties style:font-name="Liberation Serif" fo:font-size="11pt" fo:language="en" fo:country="US" style:font-size-asian="11pt" style:font-size-complex="11pt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Calibri" fo:font-size="16pt" fo:font-style="italic" fo:text-shadow="none" style:text-underline-style="none" fo:font-weight="bold" style:letter-kerning="true" style:font-name-asian="Microsoft YaHei" style:font-size-asian="16pt" style:font-style-asian="italic" style:font-weight-asian="bold" style:font-name-complex="Mangal" style:font-size-complex="16pt" style:font-style-complex="italic" style:font-weight-complex="bold" style:text-emphasize="none" style:font-relief="none" style:text-overline-style="none" style:text-overline-color="font-color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6pt" fo:font-style="italic" fo:text-shadow="none" style:text-underline-style="none" fo:font-weight="normal" style:letter-kerning="true" style:font-name-asian="Microsoft YaHei" style:font-size-asian="16pt" style:font-style-asian="italic" style:font-weight-asian="normal" style:font-name-complex="Mang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ourier New"/>
    </style:style>
    <style:style style:name="T2" style:family="text">
      <style:text-properties style:font-name="Courier New" fo:language="ru" fo:country="RU"/>
    </style:style>
    <style:style style:name="T3" style:family="text">
      <style:text-properties style:font-name="Courier New" style:text-underline-style="solid" style:text-underline-width="auto" style:text-underline-color="font-color"/>
    </style:style>
    <style:style style:name="T4" style:family="text">
      <style:text-properties style:font-name="Courier New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font-name="Courier New" style:text-underline-style="none"/>
    </style:style>
    <style:style style:name="T6" style:family="text">
      <style:text-properties style:font-name="Courier New" fo:font-size="7pt" fo:language="ru" fo:country="RU" style:font-size-asian="7pt" style:font-size-complex="7pt"/>
    </style:style>
    <style:style style:name="T7" style:family="text">
      <style:text-properties fo:language="en" fo:country="US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ff0000" style:font-name="Courier New" fo:font-weight="bold" style:font-weight-asian="bold" style:font-weight-complex="bold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fo:font-size="7pt" fo:language="ru" fo:country="RU" style:font-size-asian="7pt" style:font-size-complex="7pt"/>
    </style:style>
    <style:style style:name="T13" style:family="text">
      <style:text-properties fo:language="ru" fo:country="RU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style:text-underline-style="none"/>
    </style:style>
    <style:style style:name="T16" style:family="text"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3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name-asian="Arial3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Arial3" style:font-size-asian="12pt" style:font-style-asian="normal" style:font-weight-asian="normal" style:font-name-complex="Arial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Calibri" fo:font-size="16pt" fo:font-style="italic" fo:text-shadow="none" style:text-underline-style="none" fo:font-weight="normal" style:letter-kerning="true" style:font-name-asian="Microsoft YaHei" style:font-size-asian="16pt" style:font-style-asian="italic" style:font-weight-asian="normal" style:font-name-complex="Mangal" style:font-size-complex="16pt" style:font-style-complex="italic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8cm" fo:min-width="1.723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Щелочи — акт.МеОН.</text:p>
      <text:p text:style-name="P2"><text:span text:style-name="T8">Щелочи</text:span> — электролиты, которые при диссоциации образуются катионы Ме и анионы гидрокстидных групп (ОН).</text:p>
      <text:p text:style-name="P2"/>
      <text:p text:style-name="P6">Диссоциаци МеОН в Н<text:span text:style-name="T11">2</text:span>О</text:p>
      <text:p text:style-name="P2"><draw:frame draw:style-name="fr1" draw:name="Объект1" text:anchor-type="as-char" svg:width="5.255cm" svg:height="3.00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Многокислотные основания способны образовывать основные и средние соли.</text:p>
      <text:p text:style-name="P2">СаОНС<text:span text:style-name="T7">l – </text:span>гидроксахлорид кальция</text:p>
      <text:p text:style-name="P2"><text:tab/>-основная соль</text:p>
      <text:p text:style-name="P2">СаС<text:span text:style-name="T7">l – </text:span>хлорид кальция</text:p>
      <text:p text:style-name="P2"><text:tab/>-средняя соль</text:p>
      <text:p text:style-name="P2"/>
      <text:p text:style-name="P22">Получение щелочей</text:p>
      <text:p text:style-name="P2"/>
      <text:list xml:id="list411523279" text:style-name="L1">
        <text:list-item>
          <text:p text:style-name="P19"><text:span text:style-name="T13">Активный Ме + Н</text:span><text:span text:style-name="T12">2</text:span><text:span text:style-name="T13">О</text:span></text:p>
        </text:list-item>
      </text:list>
      <text:list xml:id="list3468612564" text:style-name="L2">
        <text:list-header>
          <text:p text:style-name="P3"><draw:frame draw:style-name="fr1" draw:name="Объект2" text:anchor-type="as-char" svg:width="4.884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header>
      </text:list>
      <text:p text:style-name="P2"/>
      <text:list xml:id="list200648314901503" text:continue-list="list3468612564" text:style-name="L2">
        <text:list-item text:start-value="2">
          <text:p text:style-name="P20"><text:span text:style-name="T13">Оксид акт.Ме + Н</text:span><text:span text:style-name="T12">2</text:span><text:span text:style-name="T13">О</text:span></text:p>
          <text:p text:style-name="P3"><draw:frame draw:style-name="fr1" draw:name="Объект3" text:anchor-type="as-char" svg:width="4.362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P18"/>
      <text:list xml:id="list200648805901785" text:continue-numbering="true" text:style-name="L2">
        <text:list-item>
          <text:p text:style-name="P20">Электролиз водных растворов солей акт.Ме</text:p>
          <text:p text:style-name="P21">(9 <text:span text:style-name="T13">класс)</text:span></text:p>
        </text:list-item>
      </text:list>
      <text:p text:style-name="P2"/>
      <text:p text:style-name="P7">Химические свойства</text:p>
      <text:p text:style-name="P2"/>
      <text:p text:style-name="P2"><draw:g text:anchor-type="paragraph" draw:z-index="3" draw:style-name="gr1"><draw:custom-shape draw:style-name="gr2" draw:text-style-name="P26" svg:width="4.001cm" svg:height="2.001cm" svg:x="5.5cm" svg:y="3.502cm"><text:p text:style-name="P25"><text:span text:style-name="T16">Щ</text:span><text:span text:style-name="T16">е</text:span><text:span text:style-name="T16">л</text:span><text:span text:style-name="T16">о</text:span><text:span text:style-name="T16">ч</text:span><text:span text:style-name="T16">ь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6" svg:width="3.5cm" svg:height="1.5cm" svg:x="2cm" svg:y="0.002cm"><text:p text:style-name="P25"><text:span text:style-name="T16">Соли</text:span></text:p><text:p text:style-name="P25"><text:span text:style-name="T16">(</text:span><text:span text:style-name="T17">↓</text:span><text:span text:style-name="T18">,Т,Н</text:span><text:span text:style-name="T19">2</text:span><text:span text:style-name="T18">О)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26" svg:width="3.5cm" svg:height="1.502cm" svg:x="0cm" svg:y="3.502cm"><text:p text:style-name="P25"><text:span text:style-name="T16">Кислотные</text:span></text:p><text:p text:style-name="P25"><text:span text:style-name="T16">оксиды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26" svg:width="3.5cm" svg:height="1.5cm" svg:x="0cm" svg:y="7.003cm"><text:p text:style-name="P25"><text:span text:style-name="T16">К</text:span><text:span text:style-name="T16">и</text:span><text:span text:style-name="T16">с</text:span><text:span text:style-name="T16">л</text:span><text:span text:style-name="T16">о</text:span><text:span text:style-name="T16">т</text:span><text:span text:style-name="T16">ы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26" svg:width="3.5cm" svg:height="1.502cm" svg:x="11.501cm" svg:y="3.502cm"><text:p text:style-name="P25"><text:span text:style-name="T16">А</text:span><text:span text:style-name="T16">м</text:span><text:span text:style-name="T16">ф</text:span><text:span text:style-name="T16">о</text:span><text:span text:style-name="T16">т</text:span><text:span text:style-name="T16">е</text:span><text:span text:style-name="T16">р</text:span><text:span text:style-name="T16">н</text:span><text:span text:style-name="T16">ы</text:span><text:span text:style-name="T16">е</text:span></text:p><text:p text:style-name="P25"><text:span text:style-name="T16">о</text:span><text:span text:style-name="T16">к</text:span><text:span text:style-name="T16">с</text:span><text:span text:style-name="T16">и</text:span><text:span text:style-name="T16">д</text:span><text:span text:style-name="T16">ы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26" svg:width="3.5cm" svg:height="1.5cm" svg:x="9.5cm" svg:y="0.002cm"><text:p text:style-name="P25"><text:span text:style-name="T16">M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26" svg:width="3.5cm" svg:height="1.5cm" svg:x="11.501cm" svg:y="7.003cm"><text:p text:style-name="P25"><text:span text:style-name="T16">Амфоте</text:span><text:span text:style-name="T16">рные</text:span></text:p><text:p text:style-name="P25"><text:span text:style-name="T16">гидрокс</text:span><text:span text:style-name="T16">иды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26" svg:width="3.5cm" svg:height="1.5cm" svg:x="5.5cm" svg:y="7.003cm"><text:p text:style-name="P25"><text:span text:style-name="T16">неМе</text:span></text:p><draw:enhanced-geometry svg:viewBox="0 0 21600 21600" draw:mirror-horizontal="false" draw:mirror-vertical="false" draw:type="rectangle" draw:enhanced-path="M 0 0 L 21600 0 21600 21600 0 21600 0 0 Z N"/></draw:custom-shape><draw:line draw:style-name="gr3" draw:text-style-name="P27" svg:x1="5.5cm" svg:y1="4.503cm" svg:x2="3.5cm" svg:y2="4.503cm"><text:p/></draw:line><draw:line draw:style-name="gr3" draw:text-style-name="P27" svg:x1="9.5cm" svg:y1="4.503cm" svg:x2="11.5cm" svg:y2="4.503cm"><text:p/></draw:line><draw:line draw:style-name="gr3" draw:text-style-name="P28" svg:x1="7.5cm" svg:y1="5.502cm" svg:x2="7.5cm" svg:y2="7.002cm"><text:p/></draw:line><draw:line draw:style-name="gr3" draw:text-style-name="P27" svg:x1="7.5cm" svg:y1="3.502cm" svg:x2="4cm" svg:y2="1.502cm"><text:p/></draw:line><draw:line draw:style-name="gr3" draw:text-style-name="P27" svg:x1="7.5cm" svg:y1="3.502cm" svg:x2="11cm" svg:y2="1.502cm"><text:p/></draw:line><draw:line draw:style-name="gr3" draw:text-style-name="P27" svg:x1="7.5cm" svg:y1="5.502cm" svg:x2="2cm" svg:y2="7.002cm"><text:p/></draw:line><draw:line draw:style-name="gr3" draw:text-style-name="P27" svg:x1="7.5cm" svg:y1="5.502cm" svg:x2="13cm" svg:y2="7.002cm"><text:p/></draw:line><draw:frame draw:style-name="gr4" draw:text-style-name="P29" svg:width="2.712cm" svg:height="1.031cm" svg:x="6.5cm" svg:y="5.562cm"><draw:text-box><text:p text:style-name="P25"><text:span text:style-name="T20">9 класс</text:span></text:p></draw:text-box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Взаимопревращение солей кислых, средних, основных</text:p>
      <text:p text:style-name="P1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3"><draw:frame draw:style-name="fr1" draw:name="Объект18" text:anchor-type="as-char" svg:width="2.665cm" svg:height="0.467cm" draw:z-index="13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Таблица2.B1" office:value-type="string">
            <text:p text:style-name="P23">Щелочь ( с тем же Ме)</text:p>
          </table:table-cell>
        </table:table-row>
        <table:table-row>
          <table:table-cell table:style-name="Таблица2.A2" office:value-type="string">
            <text:p text:style-name="P23"><draw:frame draw:style-name="fr1" draw:name="Объект19" text:anchor-type="as-char" svg:width="2.979cm" svg:height="0.467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Таблица2.B2" office:value-type="string">
            <text:p text:style-name="P23">Щелочь</text:p>
          </table:table-cell>
        </table:table-row>
        <table:table-row>
          <table:table-cell table:style-name="Таблица2.A2" office:value-type="string">
            <text:p text:style-name="P23"><draw:frame draw:style-name="fr1" draw:name="Объект20" text:anchor-type="as-char" svg:width="2.979cm" svg:height="0.467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2.B2" office:value-type="string">
            <text:p text:style-name="P23">Нейтрализация (+ кислота)</text:p>
          </table:table-cell>
        </table:table-row>
        <table:table-row>
          <table:table-cell table:style-name="Таблица2.A2" office:value-type="string">
            <text:p text:style-name="P23"><draw:frame draw:style-name="fr1" draw:name="Объект21" text:anchor-type="as-char" svg:width="2.672cm" svg:height="0.467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Таблица2.B2" office:value-type="string">
            <text:p text:style-name="P23">+НХ (желательно одноименную)</text:p>
          </table:table-cell>
        </table:table-row>
      </table:table>
      <text:p text:style-name="P7"><text:soft-page-break/>Химические свойства</text:p>
      <text:list xml:id="list3952164728" text:style-name="L3">
        <text:list-item>
          <text:p text:style-name="P13">Взаимодействие щелочей с Ме</text:p>
          <text:p text:style-name="P4"><text:span text:style-name="T10">!!!</text:span>Щелочи <text:span text:style-name="T14">реагируют с Ме</text:span>, у которых <text:span text:style-name="T8">нет основных оксидов и гидроксидов.</text:span></text:p>
          <text:p text:style-name="P10"><draw:frame draw:style-name="fr1" draw:name="Объект4" text:anchor-type="as-char" svg:width="8.022cm" svg:height="1.838cm" draw:z-index="4"><draw:object xlink:href="./Object 4" xlink:type="simple" xlink:show="embed" xlink:actuate="onLoad"/><draw:image xlink:href="./ObjectReplacements/Object 4" xlink:type="simple" xlink:show="embed" xlink:actuate="onLoad"/></draw:frame></text:p>
          <text:p text:style-name="P10"/>
        </text:list-item>
      </text:list>
      <text:p text:style-name="P9">Расстановка коэфицентов методом электронного баланса</text:p>
      <text:p text:style-name="P16"><draw:frame draw:style-name="fr1" draw:name="Объект5" text:anchor-type="as-char" svg:width="9.019cm" svg:height="2.422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16">У простого вещества обязательно указывать индекс!</text:p>
      <text:p text:style-name="P16"/>
      <text:list xml:id="list1882756875" text:style-name="L4">
        <text:list-item>
          <text:p text:style-name="P14">Взаимодействие щелочей с кислотными и амфотерными оксидами</text:p>
          <text:p text:style-name="P17"><draw:frame draw:style-name="fr1" draw:name="Объект6" text:anchor-type="as-char" svg:width="7.458cm" svg:height="3.905cm" draw:z-index="6"><draw:object xlink:href="./Object 6" xlink:type="simple" xlink:show="embed" xlink:actuate="onLoad"/><draw:image xlink:href="./ObjectReplacements/Object 6" xlink:type="simple" xlink:show="embed" xlink:actuate="onLoad"/></draw:frame></text:p>
          <text:p text:style-name="P17"/>
        </text:list-item>
        <text:list-item>
          <text:p text:style-name="P12">Щелочи + кислоты</text:p>
          <text:p text:style-name="P12">Щелочи + амфотерные гидрокиды</text:p>
          <text:p text:style-name="P17"><draw:frame draw:style-name="fr1" draw:name="Объект7" text:anchor-type="as-char" svg:width="6.249cm" svg:height="2.307cm" draw:z-index="7"><draw:object xlink:href="./Object 7" xlink:type="simple" xlink:show="embed" xlink:actuate="onLoad"/><draw:image xlink:href="./ObjectReplacements/Object 7" xlink:type="simple" xlink:show="embed" xlink:actuate="onLoad"/></draw:frame></text:p>
          <text:p text:style-name="P17"/>
          <text:p text:style-name="P8">Возможности реакции нейтрализации</text:p>
          <text:p text:style-name="P5"><text:span text:style-name="T15"><text:s/>Сколько солей </text:span><text:span text:style-name="T15"><draw:frame draw:style-name="fr1" draw:name="Объект8" text:anchor-type="as-char" svg:width="3.782cm" svg:height="0.531cm" draw:z-index="8"><draw:object xlink:href="./Object 8" xlink:type="simple" xlink:show="embed" xlink:actuate="onLoad"/><draw:image xlink:href="./ObjectReplacements/Object 8" xlink:type="simple" xlink:show="embed" xlink:actuate="onLoad"/></draw:frame>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3"><draw:frame draw:style-name="fr1" draw:name="Объект9" text:anchor-type="as-char" svg:width="1.852cm" svg:height="0.531cm" draw:z-index="9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Таблица1.B1" office:value-type="string">
            <text:p text:style-name="P24"><draw:frame draw:style-name="fr2" draw:name="Объект10" text:anchor-type="as-char" svg:y="0cm" svg:width="1.519cm" svg:height="0.531cm" draw:z-index="10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23"><draw:frame draw:style-name="fr1" draw:name="Объект11" text:anchor-type="as-char" svg:width="1.575cm" svg:height="0.527cm" draw:z-index="11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1.B2" office:value-type="string">
            <text:p text:style-name="P23"><draw:frame draw:style-name="fr2" draw:name="Объект13" text:anchor-type="as-char" svg:y="0cm" svg:width="1.6cm" svg:height="0.591cm" draw:z-index="21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23"><draw:frame draw:style-name="fr1" draw:name="Объект12" text:anchor-type="as-char" svg:width="1.088cm" svg:height="0.527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Таблица1.B2" office:value-type="string">
            <text:p text:style-name="P23"><draw:frame draw:style-name="fr1" draw:name="Объект14" text:anchor-type="as-char" svg:width="1.626cm" svg:height="0.591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23"/>
          </table:table-cell>
          <table:table-cell table:style-name="Таблица1.B2" office:value-type="string">
            <text:p text:style-name="P23"><draw:frame draw:style-name="fr1" draw:name="Объект15" text:anchor-type="as-char" svg:width="1.184cm" svg:height="0.591cm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</table:table-row>
      </table:table>
      <text:list xml:id="list200648315068598" text:continue-numbering="true" text:style-name="L4">
        <text:list-item>
          <text:list>
            <text:list-header>
              <text:p text:style-name="P17">Учитывая, что соль не может быть одновременно и кислой и основной, получается следующее:</text:p>
              <text:list>
                <text:list-header>
                  <text:p text:style-name="P17"><draw:frame draw:style-name="fr1" draw:name="Объект16" text:anchor-type="as-char" svg:width="3.38cm" svg:height="2.247cm" draw:z-index="16"><draw:object xlink:href="./Object 16" xlink:type="simple" xlink:show="embed" xlink:actuate="onLoad"/><draw:image xlink:href="./ObjectReplacements/Object 16" xlink:type="simple" xlink:show="embed" xlink:actuate="onLoad"/></draw:frame></text:p>
                  <text:p text:style-name="P17"/>
                </text:list-header>
                <text:list-item>
                  <text:p text:style-name="P12">Взаимодействие щелочей с солями</text:p>
                  <text:p text:style-name="P17">Это реакция обмена — требуются условия ее сохранения.</text:p>
                  <text:p text:style-name="P17"><draw:frame draw:style-name="fr1" draw:name="Объект17" text:anchor-type="as-char" svg:width="8.123cm" svg:height="2.247cm" draw:z-index="17"><draw:object xlink:href="./Object 17" xlink:type="simple" xlink:show="embed" xlink:actuate="onLoad"/><draw:image xlink:href="./ObjectReplacements/Object 17" xlink:type="simple" xlink:show="embed" xlink:actuate="onLoad"/></draw:frame></text:p>
                </text:list-item>
              </text:list>
            </text:list-header>
          </text:list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Arial3" svg:font-family="Arial" style:font-adornments="Обычный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05cm" fo:margin-bottom="1.2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20:36:11.54</meta:creation-date>
    <dc:date>2018-12-18T20:06:48.168224637</dc:date>
    <meta:editing-duration>P3DT10H35M34S</meta:editing-duration>
    <meta:editing-cycles>6</meta:editing-cycles>
    <meta:generator>LibreOffice/6.0.6.2$Linux_X86_64 LibreOffice_project/00m0$Build-2</meta:generator>
    <meta:document-statistic meta:table-count="2" meta:image-count="0" meta:object-count="21" meta:page-count="2" meta:paragraph-count="52" meta:word-count="152" meta:character-count="1100" meta:non-whitespace-character-count="978"/>
  </office:meta>
</office:document-meta>
</file>

<file path=Object 1/content.xml><?xml version="1.0" encoding="utf-8"?>
<math xmlns="http://www.w3.org/1998/Math/MathML">
  <semantics>
    <mtable>
      <mtr>
        <mtd>
          <mrow>
            <mi mathvariant="italic">NaOH</mi>
            <mo stretchy="false">→</mo>
            <mrow>
              <msup>
                <mi mathvariant="italic">Na</mi>
                <mrow>
                  <mo stretchy="false">+</mo>
                  <mi/>
                </mrow>
              </msup>
              <mo stretchy="false">+</mo>
              <msup>
                <munder>
                  <mi mathvariant="italic">OH</mi>
                </munder>
                <mrow>
                  <mo stretchy="false">−</mo>
                  <mi/>
                </mrow>
              </msup>
            </mrow>
          </mrow>
        </mtd>
      </mtr>
      <mtr>
        <mtd>
          <mrow>
            <mi mathvariant="italic">Ca</mi>
            <msub>
              <mrow>
                <mo stretchy="false">(</mo>
                <mi mathvariant="italic">OH</mi>
                <mo stretchy="false">)</mo>
              </mrow>
              <mn>2</mn>
            </msub>
            <mo stretchy="false">→</mo>
            <mrow>
              <msup>
                <mi mathvariant="italic">CaOH</mi>
                <mrow>
                  <mo stretchy="false">+</mo>
                  <mi/>
                </mrow>
              </msup>
              <mo stretchy="false">+</mo>
              <msup>
                <mi mathvariant="italic">OH</mi>
                <mrow>
                  <mo stretchy="false">−</mo>
                  <mi/>
                </mrow>
              </msup>
            </mrow>
          </mrow>
        </mtd>
      </mtr>
      <mtr>
        <mtd>
          <munder accentunder="true">
            <mrow>
              <msup>
                <mi mathvariant="italic">CaOH</mi>
                <mrow>
                  <mo stretchy="false">+</mo>
                  <mi/>
                </mrow>
              </msup>
              <mtable>
                <mtr>
                  <mtd>
                    <mo stretchy="false">→</mo>
                  </mtd>
                </mtr>
                <mtr>
                  <mtd>
                    <mo stretchy="false">←</mo>
                  </mtd>
                </mtr>
              </mtable>
              <mrow>
                <msup>
                  <mi mathvariant="italic">Ca</mi>
                  <mrow>
                    <mn>2</mn>
                    <mo stretchy="false">+</mo>
                    <mi/>
                  </mrow>
                </msup>
                <mo stretchy="false">+</mo>
                <msup>
                  <mi mathvariant="italic">OH</mi>
                  <mrow>
                    <mo stretchy="false">−</mo>
                    <mi/>
                  </mrow>
                </msup>
              </mrow>
              <mi/>
            </mrow>
            <mo>̲
      </mo>
          </munder>
        </mtd>
      </mtr>
      <mtr>
        <mtd>
          <mrow>
            <mrow>
              <mo stretchy="false">∑</mo>
              <mi mathvariant="italic">Ca</mi>
            </mrow>
            <msub>
              <mrow>
                <mo stretchy="false">(</mo>
                <mi mathvariant="italic">OH</mi>
                <mo stretchy="false">)</mo>
              </mrow>
              <mn>2</mn>
            </msub>
            <mo stretchy="false">→</mo>
            <mrow>
              <msup>
                <mi mathvariant="italic">Ca</mi>
                <mrow>
                  <mn>2</mn>
                  <mo stretchy="false">+</mo>
                  <mi/>
                </mrow>
              </msup>
              <mo stretchy="false">+</mo>
              <mn>2</mn>
            </mrow>
            <msup>
              <mi mathvariant="italic">OH</mi>
              <mrow>
                <mo stretchy="false">−</mo>
                <mi/>
              </mrow>
            </msup>
          </mrow>
        </mtd>
      </mtr>
    </mtable>
    <annotation encoding="StarMath 5.0">NaOH rightarrow Na^{+`}+OH^{-`}  csub{}  NEWLINE 

alignl  Ca(OH)_2 rightarrow CaOH^{+`}+OH^{-`} NEWLINE

alignl   underline { CaOH^{+`}  binom{rightarrow}{leftarrow }  Ca^{2+`}+OH^{-`}~~~`}  NEWLINE
sum Ca(OH)_2 rightarrow Ca^{2+`}+2 OH^{-`}</annotation>
  </semantics>
</math>
</file>

<file path=Object 10/content.xml><?xml version="1.0" encoding="utf-8"?>
<math xmlns="http://www.w3.org/1998/Math/MathML">
  <semantics>
    <mrow>
      <msub>
        <mi>H</mi>
        <mn>3</mn>
      </msub>
      <msub>
        <mi mathvariant="italic">PO</mi>
        <mn>4</mn>
      </msub>
    </mrow>
    <annotation encoding="StarMath 5.0">H_3 PO_4</annotation>
  </semantics>
</math>
</file>

<file path=Object 11/content.xml><?xml version="1.0" encoding="utf-8"?>
<math xmlns="http://www.w3.org/1998/Math/MathML">
  <semantics>
    <msup>
      <mi mathvariant="italic">CaOH</mi>
      <mrow>
        <mo stretchy="false">+</mo>
        <mi/>
      </mrow>
    </msup>
    <annotation encoding="StarMath 5.0">CaOH^{+`}</annotation>
  </semantics>
</math>
</file>

<file path=Object 12/content.xml><?xml version="1.0" encoding="utf-8"?>
<math xmlns="http://www.w3.org/1998/Math/MathML">
  <semantics>
    <msup>
      <mi mathvariant="italic">Ca</mi>
      <mrow>
        <mn>2</mn>
        <mo stretchy="false">+</mo>
        <mi/>
      </mrow>
    </msup>
    <annotation encoding="StarMath 5.0">Ca^{2+`}</annotation>
  </semantics>
</math>
</file>

<file path=Object 13/content.xml><?xml version="1.0" encoding="utf-8"?>
<math xmlns="http://www.w3.org/1998/Math/MathML">
  <semantics>
    <mrow>
      <msub>
        <mi>H</mi>
        <mn>2</mn>
      </msub>
      <msubsup>
        <mi mathvariant="italic">PO</mi>
        <mn>4</mn>
        <mrow>
          <mo stretchy="false">−</mo>
          <mi/>
        </mrow>
      </msubsup>
    </mrow>
    <annotation encoding="StarMath 5.0">H_2 PO_4^{-`}</annotation>
  </semantics>
</math>
</file>

<file path=Object 14/content.xml><?xml version="1.0" encoding="utf-8"?>
<math xmlns="http://www.w3.org/1998/Math/MathML">
  <semantics>
    <mrow>
      <mi>H</mi>
      <msubsup>
        <mi mathvariant="italic">PO</mi>
        <mn>4</mn>
        <mrow>
          <mn>2</mn>
          <mo stretchy="false">−</mo>
          <mi/>
        </mrow>
      </msubsup>
    </mrow>
    <annotation encoding="StarMath 5.0">H PO_4^{2-`}</annotation>
  </semantics>
</math>
</file>

<file path=Object 15/content.xml><?xml version="1.0" encoding="utf-8"?>
<math xmlns="http://www.w3.org/1998/Math/MathML">
  <semantics>
    <msubsup>
      <mi mathvariant="italic">PO</mi>
      <mn>4</mn>
      <mrow>
        <mn>3</mn>
        <mo stretchy="false">−</mo>
        <mi/>
      </mrow>
    </msubsup>
    <annotation encoding="StarMath 5.0">PO_4^{3-`}</annotation>
  </semantics>
</math>
</file>

<file path=Object 16/content.xml><?xml version="1.0" encoding="utf-8"?>
<math xmlns="http://www.w3.org/1998/Math/MathML">
  <semantics>
    <mtable>
      <mtr>
        <mtd>
          <mrow>
            <mn>1.</mn>
            <msub>
              <mrow>
                <mo stretchy="false">(</mo>
                <msup>
                  <mi mathvariant="italic">СaOH</mi>
                  <mrow>
                    <mo stretchy="false">+</mo>
                    <mi/>
                  </mrow>
                </msup>
                <mo stretchy="false">)</mo>
              </mrow>
              <mn>3</mn>
            </msub>
            <msubsup>
              <mi mathvariant="italic">PO</mi>
              <mn>4</mn>
              <mrow>
                <mn>3</mn>
                <mo stretchy="false">−</mo>
                <mi/>
              </mrow>
            </msubsup>
          </mrow>
        </mtd>
      </mtr>
      <mtr>
        <mtd>
          <mrow>
            <mn>2.</mn>
            <mi mathvariant="italic">Ca</mi>
            <msub>
              <mrow>
                <mo stretchy="false">(</mo>
                <mrow>
                  <msub>
                    <mi>H</mi>
                    <mn>2</mn>
                  </msub>
                  <msub>
                    <mi mathvariant="italic">PO</mi>
                    <mn>4</mn>
                  </msub>
                </mrow>
                <mo stretchy="false">)</mo>
              </mrow>
              <mn>2</mn>
            </msub>
          </mrow>
        </mtd>
      </mtr>
      <mtr>
        <mtd>
          <msub>
            <mn>3.CaHPO</mn>
            <mn>4</mn>
          </msub>
        </mtd>
      </mtr>
      <mtr>
        <mtd>
          <mrow>
            <msub>
              <mn>4.Ca</mn>
              <mn>3</mn>
            </msub>
            <msub>
              <mrow>
                <mo stretchy="false">(</mo>
                <msub>
                  <mi mathvariant="italic">PO</mi>
                  <mn>4</mn>
                </msub>
                <mo stretchy="false">)</mo>
              </mrow>
              <mn>2</mn>
            </msub>
          </mrow>
        </mtd>
      </mtr>
    </mtable>
    <annotation encoding="StarMath 5.0">alignl  1. (СaOH^{+`})_3 PO_4 ^{3-`}  newline
alignl  2. Ca (H_2 PO_4)_2 newline
alignl 3.CaHPO_4 newline
alignl 4.Ca_3(PO_4)_2  </annotation>
  </semantics>
</math>
</file>

<file path=Object 17/content.xml><?xml version="1.0" encoding="utf-8"?>
<math xmlns="http://www.w3.org/1998/Math/MathML">
  <semantics>
    <mtable>
      <mtr>
        <mtd>
          <mrow>
            <mn>2</mn>
            <mrow>
              <mi mathvariant="italic">NaOH</mi>
              <mo stretchy="false">+</mo>
              <msub>
                <mi mathvariant="italic">MgSO</mi>
                <mn>4</mn>
              </msub>
            </mrow>
            <mo stretchy="false">→</mo>
            <msub>
              <mi mathvariant="italic">Na</mi>
              <mn>2</mn>
            </msub>
            <mrow>
              <msub>
                <mi mathvariant="italic">SO</mi>
                <mn>4</mn>
              </msub>
              <mo stretchy="false">+</mo>
              <mi mathvariant="italic">Mg</mi>
            </mrow>
            <mrow>
              <mo stretchy="false">(</mo>
              <mi mathvariant="italic">OH</mi>
              <mo stretchy="false">)</mo>
            </mrow>
            <mn>2</mn>
            <mo stretchy="false">↓</mo>
          </mrow>
        </mtd>
      </mtr>
      <mtr>
        <mtd>
          <mrow>
            <mn>2</mn>
            <mrow>
              <msup>
                <mi mathvariant="italic">OH</mi>
                <mrow>
                  <mo stretchy="false">−</mo>
                  <mi/>
                </mrow>
              </msup>
              <mo stretchy="false">+</mo>
              <msup>
                <mi mathvariant="italic">Mg</mi>
                <mrow>
                  <mn>2</mn>
                  <mo stretchy="false">+</mo>
                  <mi/>
                </mrow>
              </msup>
            </mrow>
            <mo stretchy="false">→</mo>
            <mi mathvariant="italic">Mg</mi>
            <msub>
              <mrow>
                <mo stretchy="false">(</mo>
                <mi mathvariant="italic">OH</mi>
                <mo stretchy="false">)</mo>
              </mrow>
              <mn>2</mn>
            </msub>
            <mo stretchy="false">↓</mo>
          </mrow>
        </mtd>
      </mtr>
      <mtr>
        <mtd>
          <mrow>
            <mi mathvariant="italic">Ba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sub>
                <mi mathvariant="italic">Na</mi>
                <mn>2</mn>
              </msub>
            </mrow>
            <msub>
              <mi mathvariant="italic">SO</mi>
              <mn>4</mn>
            </msub>
            <mo stretchy="false">→</mo>
            <msub>
              <mi mathvariant="italic">BaSO</mi>
              <mn>4</mn>
            </msub>
            <mrow>
              <mo stretchy="false">↓</mo>
              <mo stretchy="false">+</mo>
              <mn>2</mn>
            </mrow>
            <mi mathvariant="italic">NaOH</mi>
          </mrow>
        </mtd>
      </mtr>
      <mtr>
        <mtd>
          <mrow>
            <mn>3</mn>
            <mi mathvariant="italic">Ca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n>2</mn>
            </mrow>
            <msub>
              <mi>K</mi>
              <mn>3</mn>
            </msub>
            <msub>
              <mi mathvariant="italic">PO</mi>
              <mn>4</mn>
            </msub>
            <mo stretchy="false">→</mo>
            <msub>
              <mi mathvariant="italic">Ca</mi>
              <mn>3</mn>
            </msub>
            <msub>
              <mrow>
                <mo stretchy="false">(</mo>
                <msub>
                  <mi mathvariant="italic">PO</mi>
                  <mn>4</mn>
                </msub>
                <mo stretchy="false">)</mo>
              </mrow>
              <mn>2</mn>
            </msub>
            <mrow>
              <mo stretchy="false">↓</mo>
              <mo stretchy="false">+</mo>
              <mn>6</mn>
            </mrow>
            <mi mathvariant="italic">KOH</mi>
          </mrow>
        </mtd>
      </mtr>
    </mtable>
    <annotation encoding="StarMath 5.0">2 NaOH + MgSO_4 rightarrow Na_2 SO_4 +Mg(OH)2 downarrow newline
2 OH^{-`} +Mg^{2+`} rightarrow Mg(OH)_2 downarrow newline
Ba(OH)_2 + Na_2 SO_4 rightarrow BaSO_4 downarrow + 2 NaOH newline
3 Ca(OH)_2 + 2 K_3 PO_4 rightarrow Ca_3 (PO_4)_2 downarrow  + 6 KOH</annotation>
  </semantics>
</math>
</file>

<file path=Object 18/content.xml><?xml version="1.0" encoding="utf-8"?>
<math xmlns="http://www.w3.org/1998/Math/MathML">
  <semantics>
    <mrow>
      <mi mathvariant="italic">MeHX</mi>
      <mo stretchy="false">→</mo>
      <mi mathvariant="italic">MeX</mi>
    </mrow>
    <annotation encoding="StarMath 5.0">MeHX rightarrow MeX </annotation>
  </semantics>
</math>
</file>

<file path=Object 19/content.xml><?xml version="1.0" encoding="utf-8"?>
<math xmlns="http://www.w3.org/1998/Math/MathML">
  <semantics>
    <mrow>
      <mi mathvariant="italic">МеХ</mi>
      <mo stretchy="false">→</mo>
      <mi mathvariant="italic">МеОНХ</mi>
    </mrow>
    <annotation encoding="StarMath 5.0">МеХ rightarrow МеОНХ</annotation>
  </semantics>
</math>
</file>

<file path=Object 2/content.xml><?xml version="1.0" encoding="utf-8"?>
<math xmlns="http://www.w3.org/1998/Math/MathML">
  <semantics>
    <mrow>
      <mrow>
        <mi mathvariant="italic">Na</mi>
        <mo stretchy="false">+</mo>
        <msub>
          <mi>H</mi>
          <mn>2</mn>
        </msub>
      </mrow>
      <mi>O</mi>
      <mo stretchy="false">→</mo>
      <mrow>
        <mi mathvariant="italic">NaOH</mi>
        <mo stretchy="false">+</mo>
        <mfrac>
          <mn>1</mn>
          <mn>2</mn>
        </mfrac>
      </mrow>
      <msub>
        <mi>H</mi>
        <mn>2</mn>
      </msub>
    </mrow>
    <annotation encoding="StarMath 5.0">Na + H_2 O rightarrow NaOH + {1} over {2} H_2  </annotation>
  </semantics>
</math>
</file>

<file path=Object 20/content.xml><?xml version="1.0" encoding="utf-8"?>
<math xmlns="http://www.w3.org/1998/Math/MathML">
  <semantics>
    <mrow>
      <mi mathvariant="italic">МеОНХ</mi>
      <mo stretchy="false">→</mo>
      <mi mathvariant="italic">МеХ</mi>
    </mrow>
    <annotation encoding="StarMath 5.0">МеОНХ rightarrow МеХ</annotation>
  </semantics>
</math>
</file>

<file path=Object 21/content.xml><?xml version="1.0" encoding="utf-8"?>
<math xmlns="http://www.w3.org/1998/Math/MathML">
  <semantics>
    <mrow>
      <mi mathvariant="italic">МеХ</mi>
      <mo stretchy="false">→</mo>
      <mi mathvariant="italic">МеНХ</mi>
    </mrow>
    <annotation encoding="StarMath 5.0">МеХ rightarrow МеНХ</annotation>
  </semantics>
</math>
</file>

<file path=Object 3/content.xml><?xml version="1.0" encoding="utf-8"?>
<math xmlns="http://www.w3.org/1998/Math/MathML">
  <semantics>
    <mrow>
      <msub>
        <mi mathvariant="italic">Na</mi>
        <mn>2</mn>
      </msub>
      <mrow>
        <mi>O</mi>
        <mo stretchy="false">+</mo>
        <msub>
          <mi>H</mi>
          <mn>2</mn>
        </msub>
      </mrow>
      <mi>O</mi>
      <mo stretchy="false">→</mo>
      <mn>2</mn>
      <mi mathvariant="italic">NaOH</mi>
    </mrow>
    <annotation encoding="StarMath 5.0">Na_2 O +H_2 O rightarrow 2 NaOH</annotation>
  </semantics>
</math>
</file>

<file path=Object 4/content.xml><?xml version="1.0" encoding="utf-8"?>
<math xmlns="http://www.w3.org/1998/Math/MathML">
  <semantics>
    <mtable>
      <mtr>
        <mtd>
          <mrow>
            <mn>2</mn>
            <msub>
              <mi>H</mi>
              <mn>2</mn>
            </msub>
            <mrow>
              <mi>O</mi>
              <mo stretchy="false">+</mo>
              <mn>2</mn>
            </mrow>
            <mrow>
              <mi mathvariant="italic">NaOH</mi>
              <mo stretchy="false">+</mo>
              <mi mathvariant="italic">Zn</mi>
            </mrow>
            <mover>
              <mo stretchy="false">→</mo>
              <mrow>
                <mi>p</mi>
                <mo stretchy="false">−</mo>
                <mi>p</mi>
              </mrow>
            </mover>
            <mi mathvariant="italic">Na</mi>
            <mrow>
              <mrow>
                <mo stretchy="false">[</mo>
                <mrow>
                  <mi mathvariant="italic">Zn</mi>
                  <msub>
                    <mrow>
                      <mo stretchy="false">(</mo>
                      <mi mathvariant="italic">OH</mi>
                      <mo stretchy="false">)</mo>
                    </mrow>
                    <mn>4</mn>
                  </msub>
                </mrow>
                <mo stretchy="false">]</mo>
              </mrow>
              <mo stretchy="false">+</mo>
              <msub>
                <mi>H</mi>
                <mn>2</mn>
              </msub>
            </mrow>
          </mrow>
        </mtd>
      </mtr>
      <mtr>
        <mtd>
          <mrow>
            <mrow>
              <mi mathvariant="italic">NaOH</mi>
              <mo stretchy="false">+</mo>
              <mi mathvariant="italic">Al</mi>
            </mrow>
            <mover>
              <mo stretchy="false">→</mo>
              <mrow>
                <mi>p</mi>
                <mo stretchy="false">−</mo>
                <mi>p</mi>
              </mrow>
            </mover>
            <mi mathvariant="italic">Na</mi>
            <mrow>
              <mo stretchy="false">[</mo>
              <mrow>
                <mi mathvariant="italic">Al</mi>
                <msub>
                  <mrow>
                    <mo stretchy="false">(</mo>
                    <mi mathvariant="italic">OH</mi>
                    <mo stretchy="false">)</mo>
                  </mrow>
                  <mn>4</mn>
                </msub>
              </mrow>
              <mo stretchy="false">]</mo>
            </mrow>
          </mrow>
        </mtd>
      </mtr>
      <mtr>
        <mtd>
          <mrow>
            <mrow>
              <mi mathvariant="italic">Fe</mi>
              <mo stretchy="false">+</mo>
              <mi mathvariant="italic">NaOH</mi>
            </mrow>
            <mrow>
              <mo stretchy="false">→</mo>
              <mo stretchy="false">/</mo>
              <mi/>
            </mrow>
            <mrow>
              <mo stretchy="false">(</mo>
              <mrow>
                <mi mathvariant="italic">т.к.</mi>
                <mi mathvariant="italic">есть</mi>
                <mi mathvariant="italic">FeO</mi>
              </mrow>
              <mo stretchy="false">)</mo>
            </mrow>
          </mrow>
        </mtd>
      </mtr>
    </mtable>
    <annotation encoding="StarMath 5.0">2 H_2 O +2 NaOH +Zn rightarrow  csup{p-p} Na [Zn(OH)_4]+H_2 newline
NaOH +Al rightarrow  csup{p-p} Na [Al(OH)_4] newline
Fe + NaOH rightarrow /` (т.к. есть FeO)   </annotation>
  </semantics>
</math>
</file>

<file path=Object 5/content.xml><?xml version="1.0" encoding="utf-8"?>
<math xmlns="http://www.w3.org/1998/Math/MathML">
  <semantics>
    <mtable>
      <mtr>
        <mtd>
          <mrow>
            <mn>2</mn>
            <msub>
              <mi>H</mi>
              <mn>2</mn>
            </msub>
            <mrow>
              <mi>O</mi>
              <mo stretchy="false">+</mo>
              <mn>2</mn>
            </mrow>
            <mi mathvariant="italic">Na</mi>
            <mi>O</mi>
            <mrow>
              <mover>
                <mi>H</mi>
                <mrow>
                  <mo stretchy="false">+</mo>
                  <mi/>
                </mrow>
              </mover>
              <mo stretchy="false">+</mo>
              <mn>2</mn>
            </mrow>
            <mover>
              <mi mathvariant="italic">Al</mi>
              <mn>0</mn>
            </mover>
            <mo stretchy="false">→</mo>
            <mn>2</mn>
            <mi mathvariant="italic">Na</mi>
            <mrow>
              <mrow>
                <mo stretchy="false">[</mo>
                <mrow>
                  <mover>
                    <mi mathvariant="italic">Al</mi>
                    <mrow>
                      <mo stretchy="false">+</mo>
                      <mn>3</mn>
                    </mrow>
                  </mover>
                  <msub>
                    <mrow>
                      <mo stretchy="false">(</mo>
                      <mi mathvariant="italic">OH</mi>
                      <mo stretchy="false">)</mo>
                    </mrow>
                    <mn>4</mn>
                  </msub>
                </mrow>
                <mo stretchy="false">]</mo>
              </mrow>
              <mo stretchy="false">+</mo>
              <mn>3</mn>
            </mrow>
            <msub>
              <mover>
                <mi>H</mi>
                <mn>0</mn>
              </mover>
              <mn>2</mn>
            </msub>
            <mo stretchy="false">↑</mo>
          </mrow>
        </mtd>
      </mtr>
      <mtr>
        <mtd>
          <mrow>
            <mfenced open="∣" close="∣">
              <mtable>
                <mtr>
                  <mtd>
                    <mrow>
                      <msup>
                        <mi mathvariant="italic">Al</mi>
                        <mn>0</mn>
                      </msup>
                      <mover>
                        <mo stretchy="false">→</mo>
                        <mrow>
                          <mrow>
                            <mo stretchy="false">−</mo>
                            <mn>3</mn>
                          </mrow>
                          <mover accent="true">
                            <mi>e</mi>
                            <mo>¯
              </mo>
                          </mover>
                        </mrow>
                      </mover>
                      <msup>
                        <mi mathvariant="italic">Al</mi>
                        <mrow>
                          <mo stretchy="false">+</mo>
                          <mn>3</mn>
                        </mrow>
                      </msup>
                    </mrow>
                  </mtd>
                </mtr>
                <mtr>
                  <mtd>
                    <mrow>
                      <mn>2</mn>
                      <msup>
                        <mi>H</mi>
                        <mrow>
                          <mo stretchy="false">+</mo>
                          <mi/>
                        </mrow>
                      </msup>
                      <mover>
                        <mo stretchy="false">→</mo>
                        <mrow>
                          <mrow>
                            <mo stretchy="false">+</mo>
                            <mn>2</mn>
                          </mrow>
                          <mover accent="true">
                            <mi>e</mi>
                            <mo>¯
              </mo>
                          </mover>
                        </mrow>
                      </mover>
                      <msubsup>
                        <mi>H</mi>
                        <mn>2</mn>
                        <mn>0</mn>
                      </msubsup>
                    </mrow>
                  </mtd>
                </mtr>
              </mtable>
            </mfenced>
            <mn>6</mn>
            <mfenced open="∣" close="∣">
              <mtable>
                <mtr>
                  <mtd>
                    <mn>2</mn>
                  </mtd>
                </mtr>
                <mtr>
                  <mtd>
                    <mi/>
                  </mtd>
                </mtr>
                <mtr>
                  <mtd>
                    <mn>3</mn>
                  </mtd>
                </mtr>
              </mtable>
            </mfenced>
          </mrow>
        </mtd>
      </mtr>
    </mtable>
    <annotation encoding="StarMath 5.0">2 H_2 O +2 Na O H csup{+`}  + 2 Al csup{0}  rightarrow 2 Na[Al csup{+3} (OH)_4] + 3 H_2  csup{0}  uparrow NEWLINE 
alignl    left lline   binom{Al^0 rightarrow  csup{-3 overline e} Al^+3}{2 H^+` rightarrow  csup{+2 overline {e} } H_2 ^0}      
       right rline 6 left lline stack{2 # ` # 3}  right rline    </annotation>
  </semantics>
</math>
</file>

<file path=Object 6/content.xml><?xml version="1.0" encoding="utf-8"?>
<math xmlns="http://www.w3.org/1998/Math/MathML">
  <semantics>
    <mtable>
      <mtr>
        <mtd>
          <mrow>
            <msub>
              <mi>P</mi>
              <mn>2</mn>
            </msub>
            <mrow>
              <msub>
                <mi>O</mi>
                <mn>5</mn>
              </msub>
              <mo stretchy="false">+</mo>
              <mn>6</mn>
            </mrow>
            <mi mathvariant="italic">NaOH</mi>
            <mo stretchy="false">→</mo>
            <mn>2</mn>
            <msub>
              <mi mathvariant="italic">Na</mi>
              <mn>3</mn>
            </msub>
            <mrow>
              <msub>
                <mi mathvariant="italic">PO</mi>
                <mn>4</mn>
              </msub>
              <mo stretchy="false">+</mo>
              <mn>3</mn>
            </mrow>
            <msub>
              <mi>H</mi>
              <mn>2</mn>
            </msub>
            <mi>O</mi>
          </mrow>
        </mtd>
      </mtr>
      <mtr>
        <mtd>
          <mrow>
            <mrow>
              <mi mathvariant="italic">NaOH</mi>
              <mo stretchy="false">+</mo>
              <mi mathvariant="italic">ZnO</mi>
            </mrow>
            <mover>
              <mo stretchy="false">→</mo>
              <mi mathvariant="italic">распл.</mi>
            </mover>
            <mn>2</mn>
            <msub>
              <mi mathvariant="italic">Na</mi>
              <mn>3</mn>
            </msub>
            <mrow>
              <msub>
                <mi mathvariant="italic">PO</mi>
                <mn>4</mn>
              </msub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row>
              <mo stretchy="false">+</mo>
              <mi>в</mi>
            </mrow>
            <mi mathvariant="italic">растворе</mi>
          </mrow>
        </mtd>
      </mtr>
      <mtr>
        <mtd>
          <mrow>
            <mrow>
              <msub>
                <mi mathvariant="italic">SO</mi>
                <mn>2</mn>
              </msub>
              <mo stretchy="false">+</mo>
              <mi mathvariant="italic">NaOH</mi>
            </mrow>
            <mo stretchy="false">→</mo>
          </mrow>
        </mtd>
      </mtr>
      <mtr>
        <mtd>
          <mrow>
            <mi/>
            <mrow>
              <msub>
                <mi mathvariant="italic">SO</mi>
                <mn>2</mn>
              </msub>
              <mo stretchy="false">−</mo>
              <msub>
                <mi>H</mi>
                <mn>2</mn>
              </msub>
            </mrow>
            <msub>
              <mi mathvariant="italic">SO</mi>
              <mn>3</mn>
            </msub>
            <mi mathvariant="normal">:</mi>
          </mrow>
        </mtd>
      </mtr>
      <mtr>
        <mtd>
          <mrow>
            <mi/>
            <mrow>
              <msub>
                <mi mathvariant="italic">HSO</mi>
                <mn>3</mn>
              </msub>
              <mo stretchy="false">−</mo>
              <mi mathvariant="italic">если</mi>
            </mrow>
            <mrow>
              <mi mathvariant="italic">NaOH</mi>
              <mo stretchy="false">−</mo>
              <mi mathvariant="italic">избыток</mi>
            </mrow>
          </mrow>
        </mtd>
      </mtr>
      <mtr>
        <mtd>
          <mrow>
            <mi/>
            <mrow>
              <msub>
                <mi mathvariant="italic">SO</mi>
                <mn>3</mn>
              </msub>
              <mo stretchy="false">−</mo>
              <mi mathvariant="italic">если</mi>
            </mrow>
            <mrow>
              <msub>
                <mi mathvariant="italic">SO</mi>
                <mn>3</mn>
              </msub>
              <mo stretchy="false">−</mo>
              <mi mathvariant="italic">избыток</mi>
            </mrow>
          </mrow>
        </mtd>
      </mtr>
    </mtable>
    <annotation encoding="StarMath 5.0">P_2 O_5 + 6 NaOH rightarrow 2 Na_3 PO_4 +3 H_2 O newline
NaOH + ZnO rightarrow  csup{распл.} 2 Na_3 PO_4 +H_2 O newline
alignl  +в растворе newline
alignl  SO_2 + NaOH rightarrow newline
alignl  ````SO_2 - H_2 SO_3 : newline
alignl ~~~~~~~~~~~HSO_3 - если NaOH - избыток newline 
alignl ~~~~~~~~~~~SO_3 - если  SO_3 - избыток
 </annotation>
  </semantics>
</math>
</file>

<file path=Object 7/content.xml><?xml version="1.0" encoding="utf-8"?>
<math xmlns="http://www.w3.org/1998/Math/MathML">
  <semantics>
    <mtable>
      <mtr>
        <mtd>
          <mrow>
            <mrow>
              <mi mathvariant="italic">NaOH</mi>
              <mo stretchy="false">+</mo>
              <mi mathvariant="italic">HCl</mi>
            </mrow>
            <mo stretchy="false">→</mo>
            <mrow>
              <mi mathvariant="italic">NaCl</mi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row>
              <msup>
                <mi mathvariant="italic">OH</mi>
                <mrow>
                  <mo stretchy="false">−</mo>
                  <mi/>
                </mrow>
              </msup>
              <mo stretchy="false">+</mo>
              <msup>
                <mi>H</mi>
                <mrow>
                  <mo stretchy="false">+</mo>
                  <mi/>
                </mrow>
              </msup>
            </mrow>
            <mo stretchy="false">→</mo>
            <msub>
              <mi>H</mi>
              <mn>2</mn>
            </msub>
            <mi>O</mi>
          </mrow>
        </mtd>
      </mtr>
      <mtr>
        <mtd>
          <mrow>
            <mrow>
              <mi mathvariant="italic">NaOH</mi>
              <mo stretchy="false">+</mo>
              <mi mathvariant="italic">Al</mi>
            </mrow>
            <msub>
              <mrow>
                <mo stretchy="false">(</mo>
                <mi mathvariant="italic">OH</mi>
                <mo stretchy="false">)</mo>
              </mrow>
              <mn>3</mn>
            </msub>
            <mo stretchy="false">→</mo>
            <mi mathvariant="italic">Na</mi>
            <mrow>
              <mo stretchy="false">[</mo>
              <mrow>
                <mi mathvariant="italic">Al</mi>
                <msub>
                  <mrow>
                    <mo stretchy="false">(</mo>
                    <mi mathvariant="italic">OH</mi>
                    <mo stretchy="false">)</mo>
                  </mrow>
                  <mn>4</mn>
                </msub>
              </mrow>
              <mo stretchy="false">]</mo>
            </mrow>
          </mrow>
        </mtd>
      </mtr>
      <mtr>
        <mtd>
          <mrow>
            <mrow>
              <msup>
                <mi mathvariant="italic">OH</mi>
                <mrow>
                  <mo stretchy="false">−</mo>
                  <mi/>
                </mrow>
              </msup>
              <mo stretchy="false">+</mo>
              <mi mathvariant="italic">Al</mi>
            </mrow>
            <msub>
              <mrow>
                <mo stretchy="false">(</mo>
                <mi mathvariant="italic">OH</mi>
                <mo stretchy="false">)</mo>
              </mrow>
              <mn>3</mn>
            </msub>
            <mo stretchy="false">→</mo>
            <msup>
              <mrow>
                <mo stretchy="false">[</mo>
                <mrow>
                  <mi mathvariant="italic">Al</mi>
                  <msub>
                    <mrow>
                      <mo stretchy="false">(</mo>
                      <mi mathvariant="italic">OH</mi>
                      <mo stretchy="false">)</mo>
                    </mrow>
                    <mn>4</mn>
                  </msub>
                </mrow>
                <mo stretchy="false">]</mo>
              </mrow>
              <mrow>
                <mo stretchy="false">−</mo>
                <mi/>
              </mrow>
            </msup>
          </mrow>
        </mtd>
      </mtr>
    </mtable>
    <annotation encoding="StarMath 5.0">NaOH +HCl rightarrow NaCl + H_2 O newline
OH^{-`} + H^{+`} rightarrow H_2 O newline
NaOH + Al(OH)_3 rightarrow Na[Al(OH)_4] newline
OH^{-`}+Al(OH)_3 rightarrow [Al(OH)_4]^{-`}</annotation>
  </semantics>
</math>
</file>

<file path=Object 8/content.xml><?xml version="1.0" encoding="utf-8"?>
<math xmlns="http://www.w3.org/1998/Math/MathML">
  <semantics>
    <mrow>
      <mi mathvariant="italic">Са</mi>
      <mrow>
        <msub>
          <mrow>
            <mo stretchy="false">(</mo>
            <mi mathvariant="italic">OH</mi>
            <mo stretchy="false">)</mo>
          </mrow>
          <mn>2</mn>
        </msub>
        <mo stretchy="false">+</mo>
        <msub>
          <mi>H</mi>
          <mn>3</mn>
        </msub>
      </mrow>
      <msub>
        <mi mathvariant="italic">PO</mi>
        <mn>4</mn>
      </msub>
      <mi>?</mi>
    </mrow>
    <annotation encoding="StarMath 5.0">Са(OH)_2 + H_3 PO_4 ?</annotation>
  </semantics>
</math>
</file>

<file path=Object 9/content.xml><?xml version="1.0" encoding="utf-8"?>
<math xmlns="http://www.w3.org/1998/Math/MathML">
  <semantics>
    <mrow>
      <mi mathvariant="italic">Ca</mi>
      <msub>
        <mrow>
          <mo stretchy="false">(</mo>
          <mi mathvariant="italic">OH</mi>
          <mo stretchy="false">)</mo>
        </mrow>
        <mn>2</mn>
      </msub>
    </mrow>
    <annotation encoding="StarMath 5.0">Ca(OH)_2</annotation>
  </semantics>
</math>
</file>